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officeooo:rsid="000fbc86" officeooo:paragraph-rsid="000fbc86"/>
    </style:style>
    <style:style style:name="P2" style:family="paragraph" style:parent-style-name="Standard" style:list-style-name="L1">
      <style:text-properties officeooo:rsid="000fbc86" officeooo:paragraph-rsid="000fbc86"/>
    </style:style>
    <style:style style:name="P3" style:family="paragraph" style:parent-style-name="Standard" style:list-style-name="L1">
      <style:text-properties officeooo:rsid="0011b163" officeooo:paragraph-rsid="0011b163"/>
    </style:style>
    <style:style style:name="P4" style:family="paragraph" style:parent-style-name="Standard" style:list-style-name="L1">
      <style:text-properties officeooo:rsid="0011b163" officeooo:paragraph-rsid="00129470"/>
    </style:style>
    <style:style style:name="P5" style:family="paragraph" style:parent-style-name="Standard" style:list-style-name="L1">
      <style:text-properties officeooo:rsid="0011b163" officeooo:paragraph-rsid="001460a7"/>
    </style:style>
    <style:style style:name="P6" style:family="paragraph" style:parent-style-name="Standard" style:list-style-name="L1">
      <style:text-properties officeooo:rsid="00129470" officeooo:paragraph-rsid="00129470"/>
    </style:style>
    <style:style style:name="P7" style:family="paragraph" style:parent-style-name="Standard" style:list-style-name="L1">
      <style:text-properties officeooo:rsid="001460a7" officeooo:paragraph-rsid="001460a7"/>
    </style:style>
    <style:style style:name="T1" style:family="text">
      <style:text-properties style:text-position="super 58%"/>
    </style:style>
    <style:style style:name="T2" style:family="text">
      <style:text-properties style:text-position="0% 100%"/>
    </style:style>
    <style:style style:name="T3" style:family="text">
      <style:text-properties officeooo:rsid="00129470"/>
    </style:style>
    <style:style style:name="T4" style:family="text">
      <style:text-properties officeooo:rsid="001460a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nuary 30<text:span text:style-name="T1">th</text:span>, 2023</text:p>
      <text:p text:style-name="P1">Kitkat Dambeck</text:p>
      <text:p text:style-name="P1">Expository Writing</text:p>
      <text:p text:style-name="P1">TAE Final Draft Prep</text:p>
      <text:p text:style-name="P1"/>
      <text:list xml:id="list2043132389" text:style-name="L1">
        <text:list-item>
          <text:p text:style-name="P2">Comments on rough draft.</text:p>
          <text:list>
            <text:list-item>
              <text:p text:style-name="P2">Address prompt.</text:p>
            </text:list-item>
            <text:list-item>
              <text:p text:style-name="P2">Correct mla citation.</text:p>
            </text:list-item>
            <text:list-item>
              <text:p text:style-name="P2">Address how the a-authenticty of pop helps the art/artist.</text:p>
            </text:list-item>
            <text:list-item>
              <text:p text:style-name="P2">Avoid summarizing.</text:p>
            </text:list-item>
          </text:list>
        </text:list-item>
        <text:list-item>
          <text:p text:style-name="P2">The prompt: How and why is pop music “always tribal,” as Noë proposes? <text:s/></text:p>
          <text:list>
            <text:list-item>
              <text:p text:style-name="P2">Vocab.</text:p>
              <text:list>
                <text:list-item>
                  <text:p text:style-name="P2">Pop.</text:p>
                  <text:list>
                    <text:list-item>
                      <text:p text:style-name="P2">The genera of music characterized by mass appeal through the use of persona and performance. </text:p>
                    </text:list-item>
                  </text:list>
                </text:list-item>
                <text:list-item>
                  <text:p text:style-name="P2">Music.</text:p>
                  <text:list>
                    <text:list-item>
                      <text:p text:style-name="P2">The medium of art characterized by audio.</text:p>
                    </text:list-item>
                  </text:list>
                </text:list-item>
                <text:list-item>
                  <text:p text:style-name="P2">Tribal.</text:p>
                  <text:list>
                    <text:list-item>
                      <text:p text:style-name="P3">Relating to a social ethnically or politically cohesive group of people.</text:p>
                    </text:list-item>
                  </text:list>
                </text:list-item>
              </text:list>
            </text:list-item>
            <text:list-item>
              <text:p text:style-name="P3">What is Noë’s proposal?</text:p>
              <text:list>
                <text:list-item>
                  <text:p text:style-name="P3">Pop music is a kind of performances art, in which fans participate by envisioning themselves in the image of the idol.</text:p>
                </text:list-item>
              </text:list>
            </text:list-item>
            <text:list-item>
              <text:p text:style-name="P3">How is it tribal?</text:p>
              <text:list>
                <text:list-item>
                  <text:p text:style-name="P3">The fans become like the idol, and thereby like each other.</text:p>
                </text:list-item>
                <text:list-item>
                  <text:p text:style-name="P3">The fans are of a similar age eg demographic. </text:p>
                </text:list-item>
                <text:list-item>
                  <text:p text:style-name="P3">The fans are attracted to this mode of art and to this artist, eg selection bias.</text:p>
                </text:list-item>
              </text:list>
            </text:list-item>
            <text:list-item>
              <text:p text:style-name="P3">Why is it tribal? </text:p>
              <text:list>
                <text:list-item>
                  <text:p text:style-name="P3">Appeals to a different need (sex, dance, excitement, etc) than straight music. </text:p>
                </text:list-item>
                <text:list-item>
                  <text:p text:style-name="P3">Appeals to the fan’s desires instead of intellect.</text:p>
                </text:list-item>
                <text:list-item>
                  <text:p text:style-name="P3">Idk come back to this.</text:p>
                </text:list-item>
              </text:list>
            </text:list-item>
          </text:list>
        </text:list-item>
        <text:list-item>
          <text:p text:style-name="P7">Advice,</text:p>
          <text:list>
            <text:list-item>
              <text:p text:style-name="P7">Two sentences to explain quote, three to relate quote to thesis. One sentence to relate to previous point. </text:p>
            </text:list-item>
          </text:list>
        </text:list-item>
        <text:list-item>
          <text:p text:style-name="P3">Essay <text:span text:style-name="T4">Formula</text:span>. </text:p>
          <text:list>
            <text:list-item>
              <text:p text:style-name="P3">Paragraph one.</text:p>
              <text:list>
                <text:list-item>
                  <text:p text:style-name="P3">Introduction.</text:p>
                </text:list-item>
                <text:list-item>
                  <text:p text:style-name="P3">Topic.</text:p>
                </text:list-item>
                <text:list-item>
                  <text:p text:style-name="P3">Analysis</text:p>
                  <text:list>
                    <text:list-item>
                      <text:p text:style-name="P3">How <text:span text:style-name="T3">the topic works</text:span>.</text:p>
                    </text:list-item>
                    <text:list-item>
                      <text:p text:style-name="P3">Why <text:span text:style-name="T3">the topic works</text:span>.</text:p>
                    </text:list-item>
                    <text:list-item>
                      <text:p text:style-name="P7">How does it relate to thesis.</text:p>
                    </text:list-item>
                  </text:list>
                </text:list-item>
                <text:list-item>
                  <text:p text:style-name="P3">Quote <text:span text:style-name="T3">about the topic</text:span>.</text:p>
                </text:list-item>
                <text:list-item>
                  <text:p text:style-name="P3">Analysis.</text:p>
                  <text:list>
                    <text:list-item>
                      <text:p text:style-name="P3">How <text:span text:style-name="T3">the quote supports the topic</text:span>.</text:p>
                    </text:list-item>
                    <text:list-item>
                      <text:p text:style-name="P3">Why <text:span text:style-name="T3">the quote supports the topic</text:span>.</text:p>
                    </text:list-item>
                  </text:list>
                </text:list-item>
                <text:list-item>
                  <text:p text:style-name="P6">Conclusion.</text:p>
                </text:list-item>
              </text:list>
            </text:list-item>
            <text:list-item>
              <text:p text:style-name="P4">Paragraph two.</text:p>
              <text:list>
                <text:list-item>
                  <text:p text:style-name="P4">Introduction.</text:p>
                </text:list-item>
                <text:list-item>
                  <text:p text:style-name="P4">Topic.</text:p>
                </text:list-item>
                <text:list-item>
                  <text:p text:style-name="P4"><text:soft-page-break/>Analysis</text:p>
                  <text:list>
                    <text:list-item>
                      <text:p text:style-name="P4">How <text:span text:style-name="T3">the topic works</text:span>.</text:p>
                    </text:list-item>
                    <text:list-item>
                      <text:p text:style-name="P4">Why <text:span text:style-name="T3">the topic works</text:span>.</text:p>
                    </text:list-item>
                  </text:list>
                </text:list-item>
                <text:list-item>
                  <text:p text:style-name="P4">Quote <text:span text:style-name="T3">about the topic</text:span>.</text:p>
                </text:list-item>
                <text:list-item>
                  <text:p text:style-name="P4">Analysis.</text:p>
                  <text:list>
                    <text:list-item>
                      <text:p text:style-name="P4">How <text:span text:style-name="T3">the quote supports the topic</text:span>.</text:p>
                    </text:list-item>
                    <text:list-item>
                      <text:p text:style-name="P5">Why <text:span text:style-name="T3">the quote supports the topic</text:span>.</text:p>
                    </text:list-item>
                    <text:list-item>
                      <text:p text:style-name="P7">How does it relate to thesis.</text:p>
                    </text:list-item>
                  </text:list>
                </text:list-item>
              </text:list>
            </text:list-item>
            <text:list-item>
              <text:p text:style-name="P6">Conclusion.</text:p>
            </text:list-item>
          </text:list>
        </text:list-item>
        <text:list-item>
          <text:p text:style-name="P7">Brainstorming.</text:p>
          <text:list>
            <text:list-item>
              <text:p text:style-name="P7">Points.</text:p>
              <text:list>
                <text:list-item>
                  <text:p text:style-name="P7">Pop music as assimilation.</text:p>
                  <text:list>
                    <text:list-item>
                      <text:p text:style-name="P7">Pop music is tribal because people conform to the existing tribe.</text:p>
                    </text:list-item>
                    <text:list-item>
                      <text:p text:style-name="P7">Pop music is tribal because people conform to the likeness of the idol.</text:p>
                    </text:list-item>
                    <text:list-item>
                      <text:p text:style-name="P7">It is in the attention to style and attitude and posture and politics that the art of pop happens. Pop stars are sex symbols, and when we love them, we want in some sense to be like them, or at least to be with them, to have them, to belong to their tribe. Pop music is always tribal. And that's why it is also always generational. Pop music is directly concerned with identification and with why we want to identify with something new or different, or with something old that is new again, or something new that is really old. 172</text:p>
                    </text:list-item>
                  </text:list>
                </text:list-item>
                <text:list-item>
                  <text:p text:style-name="P7">Pop music as identity boxes.</text:p>
                  <text:list>
                    <text:list-item>
                      <text:p text:style-name="P7">Pop music is tribal because existing tribes use pop music as a part of identity.</text:p>
                    </text:list-item>
                    <text:list-item>
                      <text:p text:style-name="P7">Now, of course every art form has to deal with style. Painting, sculpture, installation art, performance-all position themselves in a space of style; they resp'ond to what others have done and what is expected, or what is taken for granted as tasteful. Art plays with style. But pop music is concerned with personal style in a more direct way. This is why, when it comes to pop music, music is political. We sort tribes by their music. The hippies, the punks, the jocks, the mods, the rockers, etc. Black music, white music. These differences matter. It will be helpful to frame the present point in relation to the idea of the two levels that are at the heart my argument. Pop music takes as its level-1 materials the ways our lives are organized habitually, in ways 178</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21:46:08.025990778</meta:creation-date>
    <dc:date>2023-01-30T23:00:48.639273376</dc:date>
    <meta:editing-duration>PT52M29S</meta:editing-duration>
    <meta:editing-cycles>3</meta:editing-cycles>
    <meta:generator>LibreOffice/7.3.7.2$Linux_X86_64 LibreOffice_project/30$Build-2</meta:generator>
    <meta:document-statistic meta:table-count="0" meta:image-count="0" meta:object-count="0" meta:page-count="2" meta:paragraph-count="63" meta:word-count="617" meta:character-count="3296" meta:non-whitespace-character-count="2793"/>
  </office:meta>
</office:document-meta>
</file>